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6c0c" officeooo:paragraph-rsid="00106c0c"/>
    </style:style>
    <style:style style:name="T1" style:family="text">
      <style:text-properties officeooo:rsid="0010c5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:</text:p>
      <text:p text:style-name="P1">Talk something about first ideas from Greeks of the structure of matter</text:p>
      <text:p text:style-name="P1">Small history part:</text:p>
      <text:p text:style-name="P1">comparison between atomic model and nuclear model</text:p>
      <text:p text:style-name="P1">Nuclear-struc<text:span text:style-name="T1">t</text:span>ure models</text:p>
      <text:p text:style-name="P1">R-process &amp; termination via fission</text:p>
      <text:p text:style-name="P1">Astrophysical objects of interest: NS and NS mergers</text:p>
      <text:p text:style-name="P1">Experimental methods to probe in the lab….</text:p>
      <text:p text:style-name="P1"/>
      <text:p text:style-name="P1">Experimental Models:</text:p>
      <text:p text:style-name="P1">Glauber theory as reaction theory</text:p>
      <text:p text:style-name="P1">QFS as tool to study many things</text:p>
      <text:p text:style-name="P1"/>
      <text:p text:style-name="P1"/>
      <text:p text:style-name="P1">QFS Theory in inverse kinemat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3T14:04:15.034002141</meta:creation-date>
    <dc:date>2025-01-15T12:12:42.559423250</dc:date>
    <meta:editing-duration>PT3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64" meta:character-count="422" meta:non-whitespace-character-count="370"/>
  </office:meta>
</office:document-meta>
</file>